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73.01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61.6mm" fo:break-before="auto" style:use-optimal-row-height="true"/>
    </style:style>
    <style:style style:name="ro4" style:family="table-row">
      <style:table-row-properties style:row-height="5.2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0.06pt solid #000000" fo:border-left="0.06pt solid #000000" fo:border-right="none" fo:border-top="0.06pt solid #000000"/>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fo:border-bottom="none" fo:border-left="none" fo:border-right="0.06pt solid #000000" fo:border-top="0.06pt solid #000000"/>
    </style:style>
    <style:style style:name="ce13" style:family="table-cell" style:parent-style-name="Default">
      <style:table-cell-properties fo:border-bottom="0.06pt solid #000000" fo:border-left="none" fo:border-right="0.06pt solid #000000" fo:border-top="none"/>
    </style:style>
    <style:style style:name="ce14" style:family="table-cell" style:parent-style-name="Default" style:data-style-name="N11">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0"/>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row>
        <table:table-row table:style-name="ro2">
          <table:table-cell table:style-name="ce3" office:value-type="string" calcext:value-type="string">
            <text:p>https://imagine.gsfc.nasa.gov/science/toolbox/spectra1.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6" office:value-type="string" calcext:value-type="string">
            <text:p>A spectrum is simply a chart or a graph that shows the intensity of light being emitted over a range of energies.Each element in the periodic table can appear in gaseous form and will produce a series of bright lines unique to that element. Hydrogen will not look like helium which will not look like carbon which will not look like iron... and so on. Thus, astronomers can identify what kinds of stuff are in stars from the lines they find in the star's spectrum. This type of study is called spectroscopy.</text:p>
            <text:p/>
            <text:p>The science of spectroscopy is quite sophisticated. From spectral lines astronomers can determine not only the element, but the temperature and density of that element in the star. The spectral line also can tell us about any magnetic field of the star. The width of the line can tell us how fast the material is moving. We can learn about winds in stars from this. If the lines shift back and forth we can learn that the star may be orbiting another star. We can estimate the mass and size of the star from this. If the lines grow and fade in strength we can learn about the physical changes in the star. Spectral information can also tell us about material around stars. This material may be falling onto the star from a doughnut-shaped disk around the star called an accretion disk. These disks often form around a neutron star or black hole. The light from the stuff between the stars allows astronomers to study the interstellar medium (ISM). This tells us what type of stuff fills the space between the stars. Space is not empty! There is lots of gas and dust between the stars. Spectroscopy is one of the fundamental tools which scientists use to study the Universe.</text:p>
          </table:table-cell>
          <table:table-cell table:style-name="ce6" office:value-type="string" calcext:value-type="string">
            <text:p>English</text:p>
          </table:table-cell>
          <table:table-cell table:style-name="ce6" office:value-type="string" calcext:value-type="string">
            <text:p>Astrophysicists can tell what distant stars are made of by examining the light coming from them.</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2" office:value-type="percentage" office:value="1" calcext:value-type="percentage">
            <text:p>100.00%</text:p>
          </table:table-cell>
        </table:table-row>
        <table:table-row table:style-name="ro1">
          <table:table-cell table:style-name="ce4"/>
          <table:table-cell table:style-name="ce7" table:number-columns-repeated="9"/>
          <table:table-cell table:style-name="ce13"/>
        </table:table-row>
        <table:table-row table:style-name="ro3">
          <table:table-cell table:style-name="ce5" office:value-type="string" calcext:value-type="string">
            <text:p> <text:a xlink:href="http://hubblesite.org/laserart/spectra.php" xlink:type="simple">http://hubblesite.org/laserart/spectra.php</text:a></text:p>
          </table:table-cell>
          <table:table-cell table:style-name="ce8" office:value-type="string" calcext:value-type="string">
            <text:p><text:s/>Hubble telescope official website</text:p>
          </table:table-cell>
          <table:table-cell table:style-name="ce8" office:value-type="string" calcext:value-type="string">
            <text:p>Article</text:p>
          </table:table-cell>
          <table:table-cell table:style-name="ce8" office:value-type="string" calcext:value-type="string">
            <text:p>esa</text:p>
          </table:table-cell>
          <table:table-cell table:style-name="ce9" office:value-type="string" calcext:value-type="string">
            <text:p><text:s/>Spectra's shapes reveal the hidden secrets of astronomical objects. Sometimes astronomers can learn much more information about an object using these simple lines than they can from a picture. Peaks and dips at specific points in a spectrum indicate the presence of elements like carbon, oxygen, hydrogen, iron, and more. That information can be used to make other conclusions about the object. Stars that contain just hydrogen and helium, for example, formed early in the universe. Stars with heavier elements formed later, after their predecessors exploded and seeded the universe with those elements. Shortly after the Big Bang, nearly all the universe’s matter was made up of light elements, particularly hydrogen and helium. The earliest stars created the heavier elements – like carbon, nitrogen, oxygen, and iron – in the cores. By studying the spectra of the stars and the gas between the stars, we can learn how the universe evolved from the Big Bang to the present. We can also use spectra to study the composition of planets around other stars for components like water, which is essential for the rise of life.</text:p>
          </table:table-cell>
          <table:table-cell table:style-name="ce8" office:value-type="string" calcext:value-type="string">
            <text:p>English</text:p>
          </table:table-cell>
          <table:table-cell table:style-name="ce8" office:value-type="string" calcext:value-type="string">
            <text:p>Astrophysicists can tell what distant stars are made of by examining the light coming from them.</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4" office:value-type="percentage" office:value="1" calcext:value-type="percentage">
            <text:p>100.00%</text:p>
          </table:table-cell>
        </table:table-row>
        <table:table-row table:style-name="ro1">
          <table:table-cell table:number-columns-repeated="4"/>
          <table:table-cell office:value-type="string" calcext:value-type="string">
            <text:p><text:s/></text:p>
          </table:table-cell>
          <table:table-cell table:number-columns-repeated="6"/>
        </table:table-row>
        <table:table-row table:style-name="ro1">
          <table:table-cell table:number-columns-repeated="4"/>
          <table:table-cell office:value-type="string" calcext:value-type="string">
            <text:p><text:s/></text:p>
          </table:table-cell>
          <table:table-cell table:number-columns-repeated="6"/>
        </table:table-row>
        <table:table-row table:style-name="ro1">
          <table:table-cell table:number-columns-repeated="4"/>
          <table:table-cell office:value-type="string" calcext:value-type="string">
            <text:p><text:a xlink:href="http://www.abc.net.au/science/articles/2010/10/07/3012690.htm#top" xlink:type="simple"> </text:a></text:p>
          </table:table-cell>
          <table:table-cell table:number-columns-repeated="6"/>
        </table:table-row>
        <table:table-row table:style-name="ro4">
          <table:table-cell table:number-columns-repeated="4"/>
          <table:table-cell table:style-name="ce11"/>
          <table:table-cell table:number-columns-repeated="6"/>
        </table:table-row>
        <table:table-row table:style-name="ro1">
          <table:table-cell table:number-columns-repeated="4"/>
          <table:table-cell office:value-type="string" calcext:value-type="string">
            <text:p><text:s/></text:p>
          </table:table-cell>
          <table:table-cell table:number-columns-repeated="6"/>
        </table:table-row>
        <table:table-row table:style-name="ro1">
          <table:table-cell table:number-columns-repeated="4"/>
          <table:table-cell office:value-type="string" calcext:value-type="string">
            <text:p><text:s/></text:p>
          </table:table-cell>
          <table:table-cell table:number-columns-repeated="6"/>
        </table:table-row>
        <table:table-row table:style-name="ro1">
          <table:table-cell table:number-columns-repeated="4"/>
          <table:table-cell office:value-type="string" calcext:value-type="string">
            <text:p><text:s/></text:p>
          </table:table-cell>
          <table:table-cell table:number-columns-repeated="6"/>
        </table:table-row>
        <table:table-row table:style-name="ro1">
          <table:table-cell table:number-columns-repeated="4"/>
          <table:table-cell office:value-type="string" calcext:value-type="string">
            <text:p><text:s/></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8:17:38.3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6T18:36:09.029000000</dc:date>
    <meta:editing-duration>PT9M39S</meta:editing-duration>
    <meta:editing-cycles>4</meta:editing-cycles>
    <meta:generator>LibreOffice/5.3.2.2$Windows_x86 LibreOffice_project/6cd4f1ef626f15116896b1d8e1398b56da0d0ee1</meta:generator>
    <meta:document-statistic meta:table-count="1" meta:cell-count="38" meta:object-count="0"/>
  </office:meta>
</office:document-meta>
</file>